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535" officeooo:paragraph-rsid="00059535"/>
    </style:style>
    <style:style style:name="P2" style:family="paragraph" style:parent-style-name="Standard">
      <style:paragraph-properties fo:text-align="center" style:justify-single-word="false"/>
      <style:text-properties fo:font-size="20pt" officeooo:rsid="00059535" officeooo:paragraph-rsid="0005953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59535" officeooo:paragraph-rsid="0005953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9535" officeooo:paragraph-rsid="0005953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17a1" officeooo:paragraph-rsid="000617a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6616d" officeooo:paragraph-rsid="0006616d" style:font-size-asian="10.5pt" style:font-size-complex="12pt"/>
    </style:style>
    <style:style style:name="T1" style:family="text">
      <style:text-properties officeooo:rsid="000617a1"/>
    </style:style>
    <style:style style:name="T2" style:family="text">
      <style:text-properties officeooo:rsid="00066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rnando Zamora Rico 1º DAW - B</text:p>
      <text:p text:style-name="P1"/>
      <text:p text:style-name="P3">Prueba Teórica</text:p>
      <text:p text:style-name="P3"/>
      <text:p text:style-name="P4">1. Un sistema de información es un conjunto de componentes <text:span text:style-name="T1">que interactuan</text:span> entre sí, funciona de la siguiente manera, el sistema de información tiene una entrada de la información, dicha información se procesa, <text:span text:style-name="T2">se clasifica, se ordena o se calcula,</text:span> y tiene una salida de información. Ejemplos: Ordenador, periódico y calculadora.</text:p>
      <text:p text:style-name="P4"/>
      <text:p text:style-name="P4">2. Un algoritmo es una sucesión de pasos para resolver un problema. Las características del algortimo son: Finitud, Corrección, Repetitividad, Precisión y Eficiencia.</text:p>
      <text:p text:style-name="P6">Finitud→ Dicho algoritmo tiene que tener un número finito de órdenes.</text:p>
      <text:p text:style-name="P6">Corrección → Un algoritmo no puede estar formado por errores.</text:p>
      <text:p text:style-name="P6">Repetitividad → En un algoritmo no puede haber órdenes que se repitan.</text:p>
      <text:p text:style-name="P6">Precisión→ Tiene que ir enfocado a resolver dicho problema.</text:p>
      <text:p text:style-name="P6">Eficiencia→ Se consigue teniendo el menor número de pasos posibles para resolver un problema.</text:p>
      <text:p text:style-name="P4"/>
      <text:p text:style-name="P4">3. Un programa es un conjunto ordenado de instrucciones que se le dan al PC para que realice las tares para resolver un problema.</text:p>
      <text:p text:style-name="P4"/>
      <text:p text:style-name="P5">4. Análisis: Se entiende el problema que hay que resolver.</text:p>
      <text:p text:style-name="P5"><text:s text:c="4"/>Diseño: Se crea el algoritmo.</text:p>
      <text:p text:style-name="P5"><text:s text:c="4"/>Codificación: Se escribe dicho algoritmo en código fuente.</text:p>
      <text:p text:style-name="P5"><text:s text:c="4"/>Ejecución y validación: Se comprueba que el programa resuelve el problema.</text:p>
      <text:p text:style-name="P5"/>
      <text:p text:style-name="P5">5.</text:p>
      <text:p text:style-name="P5"/>
      <text:p text:style-name="P5">6. Para transformar el lenguaje de alto nivel en código máquina. Tipos de traductores: Compilador→ Convierte el lenguaje de alto nivel en código ejecutable.</text:p>
      <text:p text:style-name="P5">Interprete → Traduce y ejecuta de código fuente a máquina, línea a línea.</text:p>
      <text:p text:style-name="P5">Máquina Virtual →</text:p>
      <text:p text:style-name="P5"/>
      <text:p text:style-name="P5">7. El sistema binario es el sistema numérico que solo contiene 1 y 0. Se usa en computación porque el lenguaje que entiende la máquina es de 1 y 0.</text:p>
      <text:p text:style-name="P5"/>
      <text:p text:style-name="P5">8. Al escribir el número binario por completo, cada número que lo forma tiene una posición asignada que siempre empieza por 0 y por la derecha, entonces cada número que forma el número binario al completo se irá multiplicando por 2 elevado a dicha posición anteriormente comentada y se irán sumando todos los resultados para que al final obtengamos el número decimal.</text:p>
      <text:p text:style-name="P5"/>
      <text:p text:style-name="P5">9. Tendremos que ir dividiendo el número <text:span text:style-name="T2">decimal entre 2 y seguidamente su cociente también entre 2, así hasta que no se pueda dividir más entre 2. Cuando tengamos la última división hecha, apuntamos su cociente y ya solo tendremos que ir apuntado los restos de las divisiones desde la última hasta la primera para poder así obtener el número binar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0:05:39.610783025</meta:creation-date>
    <dc:date>2021-10-14T10:35:14.130051449</dc:date>
    <meta:editing-duration>PT7M21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391" meta:character-count="2365" meta:non-whitespace-character-count="1983"/>
  </office:meta>
</office:document-meta>
</file>